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" svg:font-family="'Liberation Sans'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2f2f2" draw:shadow="hidden"/>
    </style:style>
    <style:style style:name="gr2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3" style:family="graphic" style:parent-style-name="standard">
      <style:graphic-properties draw:stroke="none" draw:fill="solid" draw:fill-color="#5b9bd5" draw:shadow="hidden"/>
    </style:style>
    <style:style style:name="gr4" style:family="graphic" style:parent-style-name="standard">
      <style:graphic-properties draw:stroke="none" draw:fill="none" draw:textarea-vertical-align="middle" fo:min-height="0.508cm" fo:min-width="2.54cm" fo:padding-top="0.3cm" fo:padding-bottom="0.3cm" fo:padding-left="0.141cm" fo:padding-right="0.141cm"/>
      <style:paragraph-properties style:writing-mode="lr-tb"/>
    </style:style>
    <style:style style:name="gr5" style:family="graphic" style:parent-style-name="standard">
      <style:graphic-properties draw:stroke="none" draw:fill="solid" draw:fill-color="#ffffff" draw:opacity="0%" draw:shadow="hidden"/>
    </style:style>
    <style:style style:name="gr6" style:family="graphic" style:parent-style-name="standard">
      <style:graphic-properties draw:stroke="none" draw:fill="none" draw:textarea-vertical-align="middle" fo:min-height="0.423cm" fo:min-width="2.54cm" fo:padding-top="0cm" fo:padding-bottom="0cm" fo:padding-left="0.318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ffffff" draw:shadow="hidden"/>
    </style:style>
    <style:style style:name="gr8" style:family="graphic" style:parent-style-name="standard">
      <style:graphic-properties draw:stroke="dash" draw:stroke-dash="Dash_5f_0" svg:stroke-width="0.026cm" svg:stroke-color="#000000" svg:stroke-opacity="100%" draw:stroke-linejoin="miter" svg:stroke-linecap="butt" draw:fill="none" fo:padding-top="0.138cm" fo:padding-bottom="0.138cm" fo:padding-left="0.263cm" fo:padding-right="0.263cm" draw:shadow="hidden"/>
    </style:style>
    <style:style style:name="gr9" style:family="graphic" style:parent-style-name="standard">
      <style:graphic-properties draw:stroke="none" draw:fill="none" draw:textarea-vertical-align="middle" fo:min-height="0.424cm" fo:min-width="2.54cm" fo:padding-top="0.141cm" fo:padding-bottom="0.141cm" fo:padding-left="0.141cm" fo:padding-right="0.141cm"/>
      <style:paragraph-properties style:writing-mode="lr-tb"/>
    </style:style>
    <style:style style:name="P1" style:family="paragraph">
      <loext:graphic-properties draw:fill="solid" draw:fill-color="#f2f2f2"/>
    </style:style>
    <style:style style:name="P2" style:family="paragraph">
      <loext:graphic-properties draw:fill="none"/>
    </style:style>
    <style:style style:name="P3" style:family="paragraph">
      <loext:graphic-properties draw:fill="solid" draw:fill-color="#5b9bd5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loext:graphic-properties draw:fill="solid" draw:fill-color="#ffffff" draw:opacity="0%"/>
    </style:style>
    <style:style style:name="P6" style:family="paragraph">
      <loext:graphic-properties draw:fill="solid" draw:fill-color="#ffffff"/>
    </style:style>
    <style:style style:name="P7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Calibri1" fo:font-size="12pt" style:font-name-asian="Calibri1" style:font-size-asian="12pt" style:font-name-complex="Calibri1" style:font-size-complex="12pt"/>
    </style:style>
    <style:style style:name="T2" style:family="text">
      <style:text-properties fo:color="#000000" style:font-name="Calibri1" fo:font-size="10pt" style:font-name-asian="Calibri1" style:font-size-asian="10pt" style:font-name-complex="Calibri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polygon draw:style-name="gr1" draw:text-style-name="P1" draw:layer="layout" svg:width="6.35cm" svg:height="1.085cm" svg:x="0.635cm" svg:y="1.878cm" svg:viewBox="0 0 6351 1086" draw:points="0,1086 6351,1086 6351,0 0,0">
            <text:p/>
          </draw:polygon>
          <draw:polygon draw:style-name="gr2" draw:text-style-name="P2" draw:layer="layout" svg:width="6.35cm" svg:height="1.085cm" svg:x="0.635cm" svg:y="1.878cm" svg:viewBox="0 0 6351 1086" draw:points="0,1086 6351,1086 6351,0 0,0">
            <text:p/>
          </draw:polygon>
        </draw:g>
        <draw:g>
          <draw:polygon draw:style-name="gr3" draw:text-style-name="P3" draw:layer="layout" svg:width="6.35cm" svg:height="1.111cm" svg:x="0.635cm" svg:y="0.766cm" svg:viewBox="0 0 6351 1112" draw:points="0,1112 6351,1112 6351,0 0,0">
            <text:p/>
          </draw:polygon>
          <draw:polygon draw:style-name="gr2" draw:text-style-name="P2" draw:layer="layout" svg:width="6.35cm" svg:height="1.111cm" svg:x="0.635cm" svg:y="0.766cm" svg:viewBox="0 0 6351 1112" draw:points="0,1112 6351,1112 6351,0 0,0">
            <text:p/>
          </draw:polygon>
        </draw:g>
        <draw:frame draw:style-name="gr4" draw:text-style-name="P2" draw:layer="layout" svg:width="6.35cm" svg:height="1.109cm" svg:x="0.635cm" svg:y="0.768cm">
          <draw:text-box>
            <text:p text:style-name="P4"><text:span text:style-name="T1">Activity/Workout</text:span></text:p>
          </draw:text-box>
        </draw:frame>
        <draw:g>
          <draw:polygon draw:style-name="gr5" draw:text-style-name="P5" draw:layer="layout" svg:width="6.191cm" svg:height="0.423cm" svg:x="0.715cm" svg:y="1.957cm" svg:viewBox="0 0 6192 424" draw:points="0,424 6192,424 6192,0 0,0">
            <text:p/>
          </draw:polygon>
          <draw:frame draw:style-name="gr6" draw:text-style-name="P2" draw:layer="layout" svg:width="6.191cm" svg:height="0.423cm" svg:x="0.715cm" svg:y="1.957cm">
            <draw:text-box>
              <text:p text:style-name="P4"><text:span text:style-name="T2">Name</text:span></text:p>
            </draw:text-box>
          </draw:frame>
        </draw:g>
        <draw:g>
          <draw:polygon draw:style-name="gr7" draw:text-style-name="P6" draw:layer="layout" svg:width="6.19cm" svg:height="0cm" svg:x="0.715cm" svg:y="2.42cm" svg:viewBox="0 0 6191 0" draw:points="0,0 6191,0">
            <text:p/>
          </draw:polygon>
          <draw:line draw:style-name="gr8" draw:text-style-name="P2" draw:layer="layout" svg:x1="0.715cm" svg:y1="2.42cm" svg:x2="6.906cm" svg:y2="2.42cm">
            <text:p/>
          </draw:line>
        </draw:g>
        <draw:g>
          <draw:polygon draw:style-name="gr5" draw:text-style-name="P5" draw:layer="layout" svg:width="6.191cm" svg:height="0.423cm" svg:x="0.715cm" svg:y="2.46cm" svg:viewBox="0 0 6192 424" draw:points="0,424 6192,424 6192,0 0,0">
            <text:p/>
          </draw:polygon>
          <draw:frame draw:style-name="gr6" draw:text-style-name="P2" draw:layer="layout" svg:width="6.191cm" svg:height="0.423cm" svg:x="0.715cm" svg:y="2.46cm">
            <draw:text-box>
              <text:p text:style-name="P4"><text:span text:style-name="T2">ID</text:span></text:p>
            </draw:text-box>
          </draw:frame>
        </draw:g>
        <draw:g>
          <draw:polygon draw:style-name="gr1" draw:text-style-name="P1" draw:layer="layout" svg:width="6.35cm" svg:height="1.085cm" svg:x="16.827cm" svg:y="3.016cm" svg:viewBox="0 0 6351 1086" draw:points="0,1086 6351,1086 6351,0 0,0">
            <text:p/>
          </draw:polygon>
          <draw:polygon draw:style-name="gr2" draw:text-style-name="P2" draw:layer="layout" svg:width="6.35cm" svg:height="1.085cm" svg:x="16.827cm" svg:y="3.016cm" svg:viewBox="0 0 6351 1086" draw:points="0,1086 6351,1086 6351,0 0,0">
            <text:p/>
          </draw:polygon>
        </draw:g>
        <draw:g>
          <draw:polygon draw:style-name="gr3" draw:text-style-name="P3" draw:layer="layout" svg:width="6.35cm" svg:height="1.111cm" svg:x="16.827cm" svg:y="1.905cm" svg:viewBox="0 0 6351 1112" draw:points="0,1112 6351,1112 6351,0 0,0">
            <text:p/>
          </draw:polygon>
          <draw:polygon draw:style-name="gr2" draw:text-style-name="P2" draw:layer="layout" svg:width="6.35cm" svg:height="1.111cm" svg:x="16.827cm" svg:y="1.905cm" svg:viewBox="0 0 6351 1112" draw:points="0,1112 6351,1112 6351,0 0,0">
            <text:p/>
          </draw:polygon>
        </draw:g>
        <draw:frame draw:style-name="gr4" draw:text-style-name="P2" draw:layer="layout" svg:width="6.35cm" svg:height="1.109cm" svg:x="16.827cm" svg:y="1.907cm">
          <draw:text-box>
            <text:p text:style-name="P4"><text:span text:style-name="T1">Location</text:span></text:p>
          </draw:text-box>
        </draw:frame>
        <draw:g>
          <draw:polygon draw:style-name="gr5" draw:text-style-name="P5" draw:layer="layout" svg:width="6.191cm" svg:height="0.423cm" svg:x="16.907cm" svg:y="3.096cm" svg:viewBox="0 0 6192 424" draw:points="0,424 6192,424 6192,0 0,0">
            <text:p/>
          </draw:polygon>
          <draw:frame draw:style-name="gr6" draw:text-style-name="P2" draw:layer="layout" svg:width="6.191cm" svg:height="0.423cm" svg:x="16.907cm" svg:y="3.096cm">
            <draw:text-box>
              <text:p text:style-name="P4"><text:span text:style-name="T2">Area ID</text:span></text:p>
            </draw:text-box>
          </draw:frame>
        </draw:g>
        <draw:g>
          <draw:polygon draw:style-name="gr7" draw:text-style-name="P6" draw:layer="layout" svg:width="6.19cm" svg:height="0cm" svg:x="16.907cm" svg:y="3.559cm" svg:viewBox="0 0 6191 0" draw:points="0,0 6191,0">
            <text:p/>
          </draw:polygon>
          <draw:line draw:style-name="gr8" draw:text-style-name="P2" draw:layer="layout" svg:x1="16.907cm" svg:y1="3.559cm" svg:x2="23.098cm" svg:y2="3.559cm">
            <text:p/>
          </draw:line>
        </draw:g>
        <draw:g>
          <draw:polygon draw:style-name="gr5" draw:text-style-name="P5" draw:layer="layout" svg:width="6.191cm" svg:height="0.423cm" svg:x="16.907cm" svg:y="3.598cm" svg:viewBox="0 0 6192 424" draw:points="0,424 6192,424 6192,0 0,0">
            <text:p/>
          </draw:polygon>
          <draw:frame draw:style-name="gr6" draw:text-style-name="P2" draw:layer="layout" svg:width="6.191cm" svg:height="0.423cm" svg:x="16.907cm" svg:y="3.598cm">
            <draw:text-box>
              <text:p text:style-name="P4"><text:span text:style-name="T2">Name</text:span></text:p>
            </draw:text-box>
          </draw:frame>
        </draw:g>
        <draw:g>
          <draw:polygon draw:style-name="gr1" draw:text-style-name="P1" draw:layer="layout" svg:width="6.35cm" svg:height="3.202cm" svg:x="6.668cm" svg:y="5.054cm" svg:viewBox="0 0 6351 3203" draw:points="0,3203 6351,3203 6351,0 0,0">
            <text:p/>
          </draw:polygon>
          <draw:polygon draw:style-name="gr2" draw:text-style-name="P2" draw:layer="layout" svg:width="6.35cm" svg:height="3.202cm" svg:x="6.668cm" svg:y="5.054cm" svg:viewBox="0 0 6351 3203" draw:points="0,3203 6351,3203 6351,0 0,0">
            <text:p/>
          </draw:polygon>
        </draw:g>
        <draw:g>
          <draw:polygon draw:style-name="gr3" draw:text-style-name="P3" draw:layer="layout" svg:width="6.35cm" svg:height="1.111cm" svg:x="6.668cm" svg:y="3.943cm" svg:viewBox="0 0 6351 1112" draw:points="0,1112 6351,1112 6351,0 0,0">
            <text:p/>
          </draw:polygon>
          <draw:polygon draw:style-name="gr2" draw:text-style-name="P2" draw:layer="layout" svg:width="6.35cm" svg:height="1.111cm" svg:x="6.668cm" svg:y="3.943cm" svg:viewBox="0 0 6351 1112" draw:points="0,1112 6351,1112 6351,0 0,0">
            <text:p/>
          </draw:polygon>
        </draw:g>
        <draw:frame draw:style-name="gr4" draw:text-style-name="P2" draw:layer="layout" svg:width="6.35cm" svg:height="1.109cm" svg:x="6.668cm" svg:y="3.944cm">
          <draw:text-box>
            <text:p text:style-name="P4"><text:span text:style-name="T1">User</text:span></text:p>
          </draw:text-box>
        </draw:frame>
        <draw:g>
          <draw:polygon draw:style-name="gr5" draw:text-style-name="P5" draw:layer="layout" svg:width="6.191cm" svg:height="0.423cm" svg:x="6.747cm" svg:y="5.133cm" svg:viewBox="0 0 6192 424" draw:points="0,424 6192,424 6192,0 0,0">
            <text:p/>
          </draw:polygon>
          <draw:frame draw:style-name="gr6" draw:text-style-name="P2" draw:layer="layout" svg:width="6.191cm" svg:height="0.423cm" svg:x="6.747cm" svg:y="5.133cm">
            <draw:text-box>
              <text:p text:style-name="P4"><text:span text:style-name="T2">uID</text:span></text:p>
            </draw:text-box>
          </draw:frame>
        </draw:g>
        <draw:g>
          <draw:polygon draw:style-name="gr7" draw:text-style-name="P6" draw:layer="layout" svg:width="6.19cm" svg:height="0cm" svg:x="6.747cm" svg:y="5.597cm" svg:viewBox="0 0 6191 0" draw:points="0,0 6191,0">
            <text:p/>
          </draw:polygon>
          <draw:line draw:style-name="gr8" draw:text-style-name="P2" draw:layer="layout" svg:x1="6.747cm" svg:y1="5.597cm" svg:x2="12.938cm" svg:y2="5.597cm">
            <text:p/>
          </draw:line>
        </draw:g>
        <draw:g>
          <draw:polygon draw:style-name="gr5" draw:text-style-name="P5" draw:layer="layout" svg:width="6.191cm" svg:height="0.423cm" svg:x="6.747cm" svg:y="5.636cm" svg:viewBox="0 0 6192 424" draw:points="0,424 6192,424 6192,0 0,0">
            <text:p/>
          </draw:polygon>
          <draw:frame draw:style-name="gr6" draw:text-style-name="P2" draw:layer="layout" svg:width="6.191cm" svg:height="0.423cm" svg:x="6.747cm" svg:y="5.636cm">
            <draw:text-box>
              <text:p text:style-name="P4"><text:span text:style-name="T2">Name</text:span></text:p>
            </draw:text-box>
          </draw:frame>
        </draw:g>
        <draw:g>
          <draw:polygon draw:style-name="gr5" draw:text-style-name="P5" draw:layer="layout" svg:width="6.191cm" svg:height="0.423cm" svg:x="6.747cm" svg:y="6.06cm" svg:viewBox="0 0 6192 424" draw:points="0,424 6192,424 6192,0 0,0">
            <text:p/>
          </draw:polygon>
          <draw:frame draw:style-name="gr6" draw:text-style-name="P2" draw:layer="layout" svg:width="6.191cm" svg:height="0.423cm" svg:x="6.747cm" svg:y="6.06cm">
            <draw:text-box>
              <text:p text:style-name="P4"><text:span text:style-name="T2">Address</text:span></text:p>
            </draw:text-box>
          </draw:frame>
        </draw:g>
        <draw:g>
          <draw:polygon draw:style-name="gr5" draw:text-style-name="P5" draw:layer="layout" svg:width="6.191cm" svg:height="0.423cm" svg:x="6.747cm" svg:y="6.483cm" svg:viewBox="0 0 6192 424" draw:points="0,424 6192,424 6192,0 0,0">
            <text:p/>
          </draw:polygon>
          <draw:frame draw:style-name="gr6" draw:text-style-name="P2" draw:layer="layout" svg:width="6.191cm" svg:height="0.423cm" svg:x="6.747cm" svg:y="6.483cm">
            <draw:text-box>
              <text:p text:style-name="P4"><text:span text:style-name="T2">Email</text:span></text:p>
            </draw:text-box>
          </draw:frame>
        </draw:g>
        <draw:g>
          <draw:polygon draw:style-name="gr5" draw:text-style-name="P5" draw:layer="layout" svg:width="6.191cm" svg:height="0.423cm" svg:x="6.747cm" svg:y="6.907cm" svg:viewBox="0 0 6192 424" draw:points="0,424 6192,424 6192,0 0,0">
            <text:p/>
          </draw:polygon>
          <draw:frame draw:style-name="gr6" draw:text-style-name="P2" draw:layer="layout" svg:width="6.191cm" svg:height="0.423cm" svg:x="6.747cm" svg:y="6.907cm">
            <draw:text-box>
              <text:p text:style-name="P4"><text:span text:style-name="T2">Age</text:span></text:p>
            </draw:text-box>
          </draw:frame>
        </draw:g>
        <draw:g>
          <draw:polygon draw:style-name="gr5" draw:text-style-name="P5" draw:layer="layout" svg:width="6.191cm" svg:height="0.423cm" svg:x="6.747cm" svg:y="7.33cm" svg:viewBox="0 0 6192 424" draw:points="0,424 6192,424 6192,0 0,0">
            <text:p/>
          </draw:polygon>
          <draw:frame draw:style-name="gr6" draw:text-style-name="P2" draw:layer="layout" svg:width="6.191cm" svg:height="0.423cm" svg:x="6.747cm" svg:y="7.33cm">
            <draw:text-box>
              <text:p text:style-name="P4"><text:span text:style-name="T2">Gender</text:span></text:p>
            </draw:text-box>
          </draw:frame>
        </draw:g>
        <draw:g>
          <draw:polygon draw:style-name="gr5" draw:text-style-name="P5" draw:layer="layout" svg:width="6.191cm" svg:height="0.423cm" svg:x="6.747cm" svg:y="7.754cm" svg:viewBox="0 0 6192 424" draw:points="0,424 6192,424 6192,0 0,0">
            <text:p/>
          </draw:polygon>
          <draw:frame draw:style-name="gr6" draw:text-style-name="P2" draw:layer="layout" svg:width="6.191cm" svg:height="0.423cm" svg:x="6.747cm" svg:y="7.754cm">
            <draw:text-box>
              <text:p text:style-name="P4"><text:span text:style-name="T2">Mobile Number</text:span></text:p>
            </draw:text-box>
          </draw:frame>
        </draw:g>
        <draw:g>
          <draw:polygon draw:style-name="gr1" draw:text-style-name="P1" draw:layer="layout" svg:width="6.35cm" svg:height="1.085cm" svg:x="15.557cm" svg:y="10.317cm" svg:viewBox="0 0 6351 1086" draw:points="0,1086 6351,1086 6351,0 0,0">
            <text:p/>
          </draw:polygon>
          <draw:polygon draw:style-name="gr2" draw:text-style-name="P2" draw:layer="layout" svg:width="6.35cm" svg:height="1.085cm" svg:x="15.557cm" svg:y="10.317cm" svg:viewBox="0 0 6351 1086" draw:points="0,1086 6351,1086 6351,0 0,0">
            <text:p/>
          </draw:polygon>
        </draw:g>
        <draw:g>
          <draw:polygon draw:style-name="gr3" draw:text-style-name="P3" draw:layer="layout" svg:width="6.35cm" svg:height="1.111cm" svg:x="15.557cm" svg:y="9.206cm" svg:viewBox="0 0 6351 1112" draw:points="0,1112 6351,1112 6351,0 0,0">
            <text:p/>
          </draw:polygon>
          <draw:polygon draw:style-name="gr2" draw:text-style-name="P2" draw:layer="layout" svg:width="6.35cm" svg:height="1.111cm" svg:x="15.557cm" svg:y="9.206cm" svg:viewBox="0 0 6351 1112" draw:points="0,1112 6351,1112 6351,0 0,0">
            <text:p/>
          </draw:polygon>
        </draw:g>
        <draw:frame draw:style-name="gr4" draw:text-style-name="P2" draw:layer="layout" svg:width="6.35cm" svg:height="1.109cm" svg:x="15.557cm" svg:y="9.208cm">
          <draw:text-box>
            <text:p text:style-name="P4"><text:span text:style-name="T1">Time Slot</text:span></text:p>
          </draw:text-box>
        </draw:frame>
        <draw:g>
          <draw:polygon draw:style-name="gr5" draw:text-style-name="P5" draw:layer="layout" svg:width="6.191cm" svg:height="0.423cm" svg:x="15.637cm" svg:y="10.396cm" svg:viewBox="0 0 6192 424" draw:points="0,424 6192,424 6192,0 0,0">
            <text:p/>
          </draw:polygon>
          <draw:frame draw:style-name="gr6" draw:text-style-name="P2" draw:layer="layout" svg:width="6.191cm" svg:height="0.423cm" svg:x="15.637cm" svg:y="10.396cm">
            <draw:text-box>
              <text:p text:style-name="P4"><text:span text:style-name="T2">Duration</text:span></text:p>
            </draw:text-box>
          </draw:frame>
        </draw:g>
        <draw:g>
          <draw:polygon draw:style-name="gr7" draw:text-style-name="P6" draw:layer="layout" svg:width="6.19cm" svg:height="0cm" svg:x="15.637cm" svg:y="10.86cm" svg:viewBox="0 0 6191 0" draw:points="0,0 6191,0">
            <text:p/>
          </draw:polygon>
          <draw:line draw:style-name="gr8" draw:text-style-name="P2" draw:layer="layout" svg:x1="15.637cm" svg:y1="10.86cm" svg:x2="21.828cm" svg:y2="10.86cm">
            <text:p/>
          </draw:line>
        </draw:g>
        <draw:g>
          <draw:polygon draw:style-name="gr5" draw:text-style-name="P5" draw:layer="layout" svg:width="6.191cm" svg:height="0.423cm" svg:x="15.637cm" svg:y="10.899cm" svg:viewBox="0 0 6192 424" draw:points="0,424 6192,424 6192,0 0,0">
            <text:p/>
          </draw:polygon>
          <draw:frame draw:style-name="gr6" draw:text-style-name="P2" draw:layer="layout" svg:width="6.191cm" svg:height="0.423cm" svg:x="15.637cm" svg:y="10.899cm">
            <draw:text-box>
              <text:p text:style-name="P4"><text:span text:style-name="T2">Area ID</text:span></text:p>
            </draw:text-box>
          </draw:frame>
        </draw:g>
        <draw:polyline draw:style-name="gr2" draw:text-style-name="P2" draw:layer="layout" svg:width="3.056cm" svg:height="2.078cm" svg:x="6.985cm" svg:y="1.865cm" svg:viewBox="0 0 3057 2079" draw:points="0,0 3057,0 3057,2079">
          <text:p/>
        </draw:polyline>
        <draw:polyline draw:style-name="gr2" draw:text-style-name="P2" draw:layer="layout" svg:width="3.81cm" svg:height="3.097cm" svg:x="13.017cm" svg:y="3.003cm" svg:viewBox="0 0 3811 3098" draw:points="3811,0 2541,0 2541,3098 0,3098">
          <text:p/>
        </draw:polyline>
        <draw:polyline draw:style-name="gr2" draw:text-style-name="P2" draw:layer="layout" svg:width="5.795cm" svg:height="2.603cm" svg:x="9.842cm" svg:y="8.256cm" svg:viewBox="0 0 5796 2604" draw:points="0,0 0,2604 5796,2604">
          <text:p/>
        </draw:polyline>
        <draw:frame draw:style-name="gr9" draw:text-style-name="P2" draw:layer="layout" svg:width="5.362cm" svg:height="0.791cm" svg:x="6.95cm" svg:y="3.098cm">
          <draw:text-box>
            <text:p text:style-name="P7"><text:span text:style-name="T1">1</text:span></text:p>
          </draw:text-box>
        </draw:frame>
        <draw:frame draw:style-name="gr9" draw:text-style-name="P2" draw:layer="layout" svg:width="5.362cm" svg:height="0.791cm" svg:x="4.595cm" svg:y="0.981cm">
          <draw:text-box>
            <text:p text:style-name="P7"><text:span text:style-name="T1">0..*</text:span></text:p>
          </draw:text-box>
        </draw:frame>
        <draw:frame draw:style-name="gr9" draw:text-style-name="P2" draw:layer="layout" svg:width="5.362cm" svg:height="0.791cm" svg:x="12.241cm" svg:y="9.871cm">
          <draw:text-box>
            <text:p text:style-name="P7"><text:span text:style-name="T1">0..*</text:span></text:p>
          </draw:text-box>
        </draw:frame>
        <draw:frame draw:style-name="gr9" draw:text-style-name="P2" draw:layer="layout" svg:width="5.362cm" svg:height="0.791cm" svg:x="6.738cm" svg:y="8.098cm">
          <draw:text-box>
            <text:p text:style-name="P7"><text:span text:style-name="T1">1</text:span></text:p>
          </draw:text-box>
        </draw:frame>
        <draw:frame draw:style-name="gr9" draw:text-style-name="P2" draw:layer="layout" svg:width="5.362cm" svg:height="0.791cm" svg:x="10.68cm" svg:y="5.241cm">
          <draw:text-box>
            <text:p text:style-name="P7"><text:span text:style-name="T1">0..*</text:span></text:p>
          </draw:text-box>
        </draw:frame>
        <draw:frame draw:style-name="gr9" draw:text-style-name="P2" draw:layer="layout" svg:width="5.362cm" svg:height="0.791cm" svg:x="13.564cm" svg:y="2.569cm">
          <draw:text-box>
            <text:p text:style-name="P7"><text:span text:style-name="T1">0..*</text:span></text:p>
          </draw:text-box>
        </draw:frame>
        <draw:polyline draw:style-name="gr2" draw:text-style-name="P2" draw:layer="layout" svg:width="1.35cm" svg:height="7.301cm" svg:x="21.908cm" svg:y="3.003cm" svg:viewBox="0 0 1351 7302" draw:points="1272,0 1351,0 1351,7302 0,7302">
          <text:p/>
        </draw:polyline>
        <draw:frame draw:style-name="gr9" draw:text-style-name="P2" draw:layer="layout" svg:width="5.362cm" svg:height="0.791cm" svg:x="20.708cm" svg:y="2.119cm">
          <draw:text-box>
            <text:p text:style-name="P7"><text:span text:style-name="T1">1</text:span></text:p>
          </draw:text-box>
        </draw:frame>
        <draw:frame draw:style-name="gr9" draw:text-style-name="P2" draw:layer="layout" svg:width="5.362cm" svg:height="0.791cm" svg:x="19.808cm" svg:y="10.294cm">
          <draw:text-box>
            <text:p text:style-name="P7"><text:span text:style-name="T1">0..*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1" svg:font-family="Calibri"/>
    <style:font-face style:name="Calibri" svg:font-family="Calibri" style:font-pitch="variable"/>
    <style:font-face style:name="Liberation Sans" svg:font-family="'Liberation Sans'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_5f_0" draw:display-name="Dash_0" draw:style="rect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0-03-31T14:56:55.867000000</dc:date>
    <dc:description/>
    <dc:language>en-US</dc:language>
    <dc:subject/>
    <dc:title/>
    <meta:creation-date>2018-03-18T20:29:57Z</meta:creation-date>
    <meta:initial-creator>Bindu</meta:initial-creator>
    <meta:keyword/>
    <meta:generator>LibreOffice/6.4.2.2$Windows_X86_64 LibreOffice_project/4e471d8c02c9c90f512f7f9ead8875b57fcb1ec3</meta:generator>
    <meta:editing-duration>PT3M10S</meta:editing-duration>
    <meta:editing-cycles>2</meta:editing-cycles>
    <meta:document-statistic meta:object-count="91"/>
    <meta:user-defined meta:name="category"/>
    <meta:user-defined meta:name="company"/>
    <meta:template xlink:type="simple" xlink:actuate="onRequest" xlink:title="USTRME_U.VSTX" xlink:href=""/>
  </office:meta>
</office:document-meta>
</file>